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dos bhaskara</text:h>
      <text:h text:outline-level="2" text:style-name="Heading_2" text:is-list-header="true">Estrutura da tabela formula_bhaskara</text:h>
      <table:table table:name="formula_bhaskara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finido</text:p>
          </table:table-cell>
          <table:table-cell office:value-type="string">
            <text:p>Ligaçõe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bigint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bigint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bigint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bigint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1</text:p>
          </table:table-cell>
          <table:table-cell office:value-type="string">
            <text:p>bigint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2</text:p>
          </table:table-cell>
          <table:table-cell office:value-type="string">
            <text:p>bigint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formula_bhaskara</text:h>
      <table:table table:name="formula_bhaskara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elta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15">
            <text:p>-15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1-07-24T14:36:18</meta:creation-date>
  </office:meta>
</office:document-meta>
</file>